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Ani" svg:font-family="Ani" style:font-pitch="variable"/>
    <style:font-face style:name="AnjaliOldLipi" svg:font-family="AnjaliOldLipi" style:font-pitch="variable"/>
    <style:font-face style:name="Calibri1" svg:font-family="Calibri" style:font-pitch="variable"/>
    <style:font-face style:name="Chilanka" svg:font-family="Chilanka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style:font-name-asian="Times New Roman" style:language-asian="pt" style:country-asian="BR" style:font-name-complex="Courier New2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1f3baa" officeooo:paragraph-rsid="001f3baa" style:font-name-asian="Times New Roman" style:font-size-asian="14pt" style:language-asian="pt" style:country-asian="BR" style:font-style-asian="italic" style:font-weight-asian="bold" style:font-name-complex="Courier New2"/>
    </style:style>
    <style:style style:name="P4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style:text-blinking="false" fo:background-color="#ffffff" style:font-style-asian="normal" style:font-weight-asian="bold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1" fo:font-size="11pt" fo:font-weight="bold" fo:background-color="#ffffff" style:font-size-asian="11pt" style:font-weight-asian="bold" style:font-size-complex="11pt"/>
    </style:style>
    <style:style style:name="P6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Courier New1" fo:font-size="10.5pt" fo:letter-spacing="normal" fo:font-style="normal" fo:font-weight="bold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1" officeooo:paragraph-rsid="001bb97e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0pt" fo:letter-spacing="normal" officeooo:paragraph-rsid="00211cec" style:font-size-asian="10pt" style:font-size-complex="10pt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0pt" fo:letter-spacing="normal" fo:font-style="normal" fo:font-weight="bold" style:font-size-asian="10pt" style:font-size-complex="10pt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1" fo:font-size="10pt" style:font-size-asian="10pt" style:font-size-complex="10pt"/>
    </style:style>
    <style:style style:name="P13" style:family="paragraph">
      <loext:graphic-properties draw:fill="solid" draw:fill-color="#000000"/>
      <style:text-properties style:font-name="AnjaliOldLipi" fo:font-size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000000"/>
      <style:text-properties style:font-name="Chilanka1" fo:font-size="24pt"/>
    </style:style>
    <style:style style:name="P17" style:family="paragraph">
      <loext:graphic-properties draw:fill="none"/>
      <style:paragraph-properties fo:text-align="center"/>
      <style:text-properties fo:font-size="11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font-name="Chilanka1" fo:font-size="11pt" fo:letter-spacing="normal" fo:font-style="normal" fo:font-weight="bold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hilanka1" fo:font-size="11pt" fo:letter-spacing="normal" fo:font-style="normal" style:text-underline-style="none" fo:font-weight="bold" officeooo:rsid="001d64a9" style:text-blinking="false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bold" officeooo:rsid="001d64a9" style:text-blinking="false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bold" officeooo:rsid="001d64a9" style:text-blinking="false" fo:background-color="#ffffff" loext:char-shading-value="0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1d64a9" style:text-blinking="false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1d64a9" style:text-blinking="false" fo:background-color="#ffffff" loext:char-shading-value="0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1d64a9" style:text-blinking="false" fo:background-color="#ffffff" loext:char-shading-value="0" style:font-size-asian="11pt" style:font-style-asian="normal" style:font-weight-asian="bold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 Narrow" fo:font-size="11pt" fo:letter-spacing="normal" fo:font-style="normal" style:text-underline-style="none" fo:font-weight="bold" officeooo:rsid="001d64a9" style:text-blinking="false" fo:background-color="#ffffff" loext:char-shading-value="0" style:font-size-asian="11pt" style:font-style-asian="normal" style:font-weight-asian="bold" style:font-size-complex="11pt"/>
    </style:style>
    <style:style style:name="T9" style:family="text">
      <style:text-properties fo:font-variant="normal" fo:text-transform="none" fo:color="#000000" fo:font-size="11pt" fo:letter-spacing="normal" fo:font-style="normal" fo:font-weight="bold" style:font-size-asian="11pt" style:font-style-asian="normal" style:font-weight-asian="bold" style:font-size-complex="11pt"/>
    </style:style>
    <style:style style:name="T10" style:family="text">
      <style:text-properties fo:font-variant="normal" fo:text-transform="none" fo:color="#000000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11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12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13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14" style:family="text">
      <style:text-properties fo:font-variant="normal" fo:text-transform="none" fo:color="#000000" style:font-name="Arial Narro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bold"/>
    </style:style>
    <style:style style:name="T17" style:family="text">
      <style:text-properties fo:font-variant="normal" fo:text-transform="none" fo:letter-spacing="normal" fo:font-style="normal" fo:font-weight="bold" officeooo:rsid="001c7c71"/>
    </style:style>
    <style:style style:name="T18" style:family="text">
      <style:text-properties fo:font-variant="normal" fo:text-transform="none" style:font-name="Chilanka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9" style:family="text">
      <style:text-properties fo:font-variant="normal" fo:text-transform="none" style:font-name="Chilanka1" fo:font-size="11pt" fo:letter-spacing="normal" fo:font-style="normal" fo:font-weight="bold" officeooo:rsid="001d64a9" style:font-size-asian="11pt" style:font-style-asian="normal" style:font-weight-asian="bold" style:font-size-complex="11pt" style:font-weight-complex="bold"/>
    </style:style>
    <style:style style:name="T20" style:family="text">
      <style:text-properties fo:font-variant="normal" fo:text-transform="none" style:font-name="Chilanka1" fo:font-size="11pt" fo:letter-spacing="normal" fo:font-style="normal" fo:font-weight="normal" style:font-size-asian="11pt" style:font-style-asian="normal" style:font-weight-asian="normal" style:font-size-complex="11pt"/>
    </style:style>
    <style:style style:name="T21" style:family="text">
      <style:text-properties fo:font-variant="normal" fo:text-transform="none" style:font-name="Chilanka" fo:font-size="10.5pt" fo:letter-spacing="normal" fo:font-style="normal" fo:font-weight="bold" style:font-size-asian="11pt" style:font-size-complex="11pt"/>
    </style:style>
    <style:style style:name="T22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23" style:family="text">
      <style:text-properties fo:font-variant="normal" fo:text-transform="none" fo:font-size="11pt" fo:letter-spacing="normal" fo:font-style="normal" fo:font-weight="bold" officeooo:rsid="001d64a9" style:font-size-asian="11pt" style:font-style-asian="normal" style:font-weight-asian="bold" style:font-size-complex="11pt" style:font-weight-complex="bold"/>
    </style:style>
    <style:style style:name="T24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0.5pt" fo:letter-spacing="normal" fo:font-style="normal" fo:font-weight="bold" style:font-size-asian="11pt" style:font-size-complex="11pt"/>
    </style:style>
    <style:style style:name="T26" style:family="text">
      <style:text-properties fo:font-style="normal" fo:font-weight="bold"/>
    </style:style>
    <style:style style:name="T27" style:family="text">
      <style:text-properties fo:font-style="normal" fo:font-weight="bold" officeooo:rsid="001c7c71"/>
    </style:style>
    <style:style style:name="T28" style:family="text">
      <style:text-properties fo:font-style="normal" fo:font-weight="normal"/>
    </style:style>
    <style:style style:name="T29" style:family="text">
      <style:text-properties fo:font-weight="bold"/>
    </style:style>
    <style:style style:name="T30" style:family="text">
      <style:text-properties fo:font-weight="bold" officeooo:rsid="001d64a9" style:font-weight-asian="bold" style:font-weight-complex="bold"/>
    </style:style>
    <style:style style:name="T31" style:family="text">
      <style:text-properties style:font-name="AnjaliOldLipi" fo:font-weight="bold" officeooo:rsid="001d64a9" style:font-weight-asian="bold" style:font-weight-complex="bold"/>
    </style:style>
    <style:style style:name="T32" style:family="text">
      <style:text-properties style:font-name="Amiri"/>
    </style:style>
    <style:style style:name="T33" style:family="text">
      <style:text-properties style:font-name="Arial"/>
    </style:style>
    <style:style style:name="T34" style:family="text">
      <style:text-properties style:font-name="Arial Black"/>
    </style:style>
    <style:style style:name="T35" style:family="text">
      <style:text-properties style:font-name="AnjaliOldLipi" fo:font-size="24pt"/>
    </style:style>
    <style:style style:name="T36" style:family="text">
      <style:text-properties style:font-name="Chilanka1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58cm" fo:min-width="0.75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000000" draw:fill="none" draw:textarea-vertical-align="middle" draw:auto-grow-height="false" fo:min-height="1.157cm" fo:min-width="0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3.512cm" fo:min-width="7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Figura1" draw:style-name="gr7" draw:text-style-name="P18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5" draw:text-style-name="P16" svg:width="0.899cm" svg:height="0.851cm" svg:x="18.062cm" svg:y="0.005cm"><text:p><text:span text:style-name="T36">79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er conhecido de Deus</text:p>
      <text:p text:style-name="P2"/>
      <text:p text:style-name="P5"/>
      <text:p text:style-name="P1"><text:bookmark text:name="cifra_tom"/><text:span text:style-name="T13">Tom: </text:span><text:span text:style-name="Internet_20_link"><text:span text:style-name="T7">A</text:span></text:span></text:p>
      <text:p text:style-name="P4"><text:bookmark text:name="cifra_capo"/><text:bookmark text:name="cifra_afi"/></text:p>
      <text:p text:style-name="P7"><draw:line text:anchor-type="paragraph" draw:z-index="4" draw:name="Forma2" draw:style-name="gr4" draw:text-style-name="P15" svg:x1="-0.519cm" svg:y1="13.799cm" svg:x2="-0.519cm" svg:y2="0.228cm"><text:p/></draw:line><draw:line text:anchor-type="paragraph" draw:z-index="5" draw:name="Forma3" draw:style-name="gr3" draw:text-style-name="P15" svg:x1="-0.519cm" svg:y1="0.228cm" svg:x2="-0.078cm" svg:y2="0.228cm"><text:p/></draw:line><text:span text:style-name="T22">Intro </text:span><text:span text:style-name="T23">2x</text:span><text:span text:style-name="T24">: <text:s/></text:span><text:span text:style-name="T25">F#m7 <text:s text:c="3"/>E <text:s text:c="3"/>D9</text:span></text:p>
      <text:p text:style-name="P6"/>
      <text:p text:style-name="P12"><text:span text:style-name="T16">A</text:span><text:span text:style-name="T17">9</text:span><text:span text:style-name="T15"> <text:s text:c="14"/></text:span><text:span text:style-name="T16">E</text:span><text:span text:style-name="T15"> <text:s text:c="12"/></text:span><text:span text:style-name="T16">F#m7</text:span></text:p>
      <text:p text:style-name="P8"><text:s/><text:span text:style-name="T28">Quero me apresentar a Ti ó Deus</text:span></text:p>
      <text:p text:style-name="P8"><text:s text:c="11"/><text:span text:style-name="T26">D9</text:span></text:p>
      <text:p text:style-name="P10">Te ofertar em louvor</text:p>
      <text:p text:style-name="P8"><text:s/><text:span text:style-name="T26">A</text:span><text:span text:style-name="T27">9</text:span><text:span text:style-name="T28"> <text:s text:c="18"/></text:span><text:span text:style-name="T26">E</text:span></text:p>
      <text:p text:style-name="P10">Me entregar, me derramar</text:p>
      <text:p text:style-name="P8"><text:s text:c="8"/><text:span text:style-name="T26">F#m7</text:span><text:span text:style-name="T28"> <text:s text:c="8"/></text:span><text:span text:style-name="T26">D9</text:span></text:p>
      <text:p text:style-name="P10">Os Teus planos cumprir</text:p>
      <text:p text:style-name="P12"/>
      <text:p text:style-name="P9"><text:s text:c="8"/><text:span text:style-name="T26">A</text:span><text:span text:style-name="T27">9</text:span><text:span text:style-name="T28"> <text:s text:c="10"/></text:span><text:span text:style-name="T26">E</text:span><text:span text:style-name="T28"> <text:s text:c="5"/></text:span><text:span text:style-name="T26">F#m7</text:span></text:p>
      <text:p text:style-name="P10">Que possas achar em mim a voz</text:p>
      <text:p text:style-name="P8"><text:s text:c="9"/><text:span text:style-name="T26">D9</text:span><text:span text:style-name="T28"> <text:s text:c="13"/></text:span><text:span text:style-name="T26">A</text:span><text:span text:style-name="T28"> <text:s text:c="15"/></text:span><text:span text:style-name="T26">E</text:span></text:p>
      <text:p text:style-name="P10">O que deseja ouvir, que toca o espírito, abre os céus</text:p>
      <text:p text:style-name="P8"><text:s text:c="4"/><text:span text:style-name="T26">F#m7</text:span><text:span text:style-name="T28"> <text:s text:c="10"/></text:span><text:span text:style-name="T26">D9</text:span></text:p>
      <text:p text:style-name="P10">E enche o Teu coração</text:p>
      <text:p text:style-name="P12"/>
      <text:p text:style-name="P8"><text:s/><text:span text:style-name="T26">F#m7</text:span><text:span text:style-name="T28"> <text:s text:c="15"/></text:span><text:span text:style-name="T26">D9</text:span></text:p>
      <text:p text:style-name="P10">Ser reconhecido, marcado por transformação</text:p>
      <text:p text:style-name="P8"><text:s text:c="4"/><text:span text:style-name="T26">F#m7</text:span><text:span text:style-name="T28"> <text:s text:c="17"/></text:span><text:span text:style-name="T26">D9</text:span></text:p>
      <text:p text:style-name="P10">Aprovado pelo fogo, habilitado pela unção</text:p>
      <text:p text:style-name="P8"><text:s text:c="5"/><text:span text:style-name="T26">F#m7</text:span><text:span text:style-name="T28"> <text:s text:c="22"/></text:span><text:span text:style-name="T26">D9</text:span></text:p>
      <text:p text:style-name="P10">Sabe todos os meus dias que pra vida e para morte</text:p>
      <text:p text:style-name="P8"><text:s text:c="5"/><text:span text:style-name="T26">Bm7</text:span><text:span text:style-name="T28"> <text:s text:c="9"/></text:span><text:span text:style-name="T26">E4</text:span><text:span text:style-name="T28"> <text:s text:c="2"/></text:span><text:span text:style-name="T26">E</text:span></text:p>
      <text:p text:style-name="P10">Eu vou andar com Deus</text:p>
      <text:p text:style-name="P12"><draw:custom-shape text:anchor-type="paragraph" draw:z-index="2" draw:name="Forma1" draw:style-name="gr6" draw:text-style-name="P17" svg:width="7.702cm" svg:height="3.513cm" svg:x="-0.263cm" svg:y="0.192cm"><text:p/><draw:enhanced-geometry svg:viewBox="0 0 21600 21600" draw:type="rectangle" draw:enhanced-path="M 0 0 L 21600 0 21600 21600 0 21600 0 0 Z N"/></draw:custom-shape></text:p>
      <text:p text:style-name="P8"><text:s text:c="6"/><text:span text:style-name="T26">A</text:span><text:span text:style-name="T27">9</text:span><text:span text:style-name="T28"> <text:s text:c="17"/></text:span><text:span text:style-name="T26">E</text:span></text:p>
      <text:p text:style-name="P10"><draw:custom-shape text:anchor-type="char" draw:z-index="3" draw:style-name="gr5" draw:text-style-name="P16" svg:width="0.899cm" svg:height="0.851cm" svg:x="8.079cm" svg:y="0.295cm"><text:p><text:span text:style-name="T36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 Senhor, conhece os que são seus</text:p>
      <text:p text:style-name="P8"><text:s text:c="7"/><text:span text:style-name="T26">F#m7</text:span><text:span text:style-name="T28"> <text:s text:c="10"/></text:span><text:span text:style-name="T26">D9</text:span></text:p>
      <text:p text:style-name="P10">Ouve a voz sincera de um adorador</text:p>
      <text:p text:style-name="P8"><text:s text:c="7"/><text:span text:style-name="T26">A</text:span><text:span text:style-name="T27">9</text:span><text:span text:style-name="T28"> <text:s text:c="8"/></text:span><text:span text:style-name="T26">E</text:span></text:p>
      <text:p text:style-name="P10">Me separou, me marcou<text:tab/><text:tab/> <text:s text:c="8"/><text:span text:style-name="T30">4X NA SEGUNDA VEZ</text:span></text:p>
      <text:p text:style-name="P8"><text:s text:c="8"/><text:span text:style-name="T26">F#m7</text:span><text:span text:style-name="T28"> <text:s text:c="10"/></text:span><text:span text:style-name="T26">D9</text:span></text:p>
      <text:p text:style-name="P10">No Seu altar, para servir</text:p>
      <text:p text:style-name="P12"/>
      <text:p text:style-name="P11"><draw:custom-shape text:anchor-type="paragraph" draw:z-index="6" draw:name="Forma4" draw:style-name="gr2" draw:text-style-name="P14" svg:width="0.549cm" svg:height="1.221cm" svg:x="3.979cm" svg:y="0.0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0"><draw:custom-shape text:anchor-type="char" draw:z-index="7" draw:style-name="gr1" draw:text-style-name="P13" svg:width="0.777cm" svg:height="0.382cm" svg:x="4.807cm" svg:y="0.069cm"><text:p><text:span text:style-name="T35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29">F#m7</text:span> <text:s text:c="2"/><text:span text:style-name="T29">E</text:span> <text:s text:c="8"/><text:span text:style-name="T29">D9</text:span></text:p>
      <text:p text:style-name="P8"><text:s text:c="7"/><text:span text:style-name="T28">Para servir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1" svg:font-family="'Courier New'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Ani" svg:font-family="Ani" style:font-pitch="variable"/>
    <style:font-face style:name="AnjaliOldLipi" svg:font-family="AnjaliOldLipi" style:font-pitch="variable"/>
    <style:font-face style:name="Calibri1" svg:font-family="Calibri" style:font-pitch="variable"/>
    <style:font-face style:name="Chilanka" svg:font-family="Chilanka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1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22:01:06.937000000</dc:date>
    <meta:editing-cycles>54</meta:editing-cycles>
    <meta:editing-duration>P1DT6H30M41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35" meta:word-count="145" meta:character-count="978" meta:non-whitespace-character-count="5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